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4.00pt" fo:font-weight="normal" fo:font-family="Verdana" style:font-family-asian="Verdana" style:font-family-complex="Verdana" fo:background-color="transparent" fo:color="#ff3333"/>
    </style:style>
    <style:style style:name="T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0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14" style:family="text">
      <style:text-properties fo:font-size="14.00pt" fo:font-weight="normal" fo:font-family="Verdana" style:font-family-asian="Verdana" style:font-family-complex="Verdana" fo:background-color="transparent" fo:color="#ff0000"/>
    </style:style>
    <style:style style:name="T15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6" style:family="text">
      <style:text-properties fo:font-size="14.00pt" fo:font-weight="normal" fo:font-family="Verdana" style:font-family-asian="Verdana" style:font-family-complex="Verdana" fo:background-color="transparent" fo:color="#ff0000"/>
    </style:style>
    <style:style style:name="T17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18" style:family="text">
      <style:text-properties fo:font-size="14.00pt" fo:font-weight="normal" fo:font-family="Verdana" style:font-family-asian="Verdana" style:font-family-complex="Verdana" fo:background-color="transparent" fo:color="#ff0000"/>
    </style:style>
    <style:style style:name="T19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0" style:family="text">
      <style:text-properties fo:font-size="14.00pt" fo:font-weight="normal" fo:font-family="Verdana" style:font-family-asian="Verdana" style:font-family-complex="Verdana" fo:background-color="transparent" fo:color="#ff0000"/>
    </style:style>
    <style:style style:name="T21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22" style:family="text">
      <style:text-properties fo:font-size="14.00pt" fo:font-weight="normal" fo:font-family="Verdana" style:font-family-asian="Verdana" style:font-family-complex="Verdana" fo:background-color="transparent" fo:color="#ff0000"/>
    </style:style>
    <style:style style:name="T23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4" style:family="text">
      <style:text-properties fo:font-size="14.00pt" fo:font-weight="normal" fo:font-family="Verdana" style:font-family-asian="Verdana" style:font-family-complex="Verdana" fo:background-color="transparent" fo:color="#ff0000"/>
    </style:style>
    <style:style style:name="T25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26" style:family="text">
      <style:text-properties fo:font-size="14.00pt" fo:font-weight="normal" fo:font-family="Verdana" style:font-family-asian="Verdana" style:font-family-complex="Verdana" fo:background-color="transparent" fo:color="#ff0000"/>
    </style:style>
    <style:style style:name="T27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8" style:family="text">
      <style:text-properties fo:font-size="14.00pt" fo:font-weight="normal" fo:font-family="Verdana" style:font-family-asian="Verdana" style:font-family-complex="Verdana" fo:background-color="transparent" fo:color="#ff0000"/>
    </style:style>
    <style:style style:name="T29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30" style:family="text">
      <style:text-properties fo:font-size="14.00pt" fo:font-weight="normal" fo:font-family="Verdana" style:font-family-asian="Verdana" style:font-family-complex="Verdana" fo:background-color="transparent" fo:color="#000000" fo:font-style="italic"/>
    </style:style>
    <style:style style:name="T31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32" style:family="text">
      <style:text-properties fo:font-size="14.00pt" fo:font-weight="normal" fo:font-family="Verdana" style:font-family-asian="Verdana" style:font-family-complex="Verdana" fo:background-color="transparent" fo:color="#ff0000"/>
    </style:style>
    <style:style style:name="T33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34" style:family="text">
      <style:text-properties fo:font-size="13.00pt" fo:font-weight="normal" fo:font-family="Verdana" style:font-family-asian="Verdana" style:font-family-complex="Verdana" fo:background-color="transparent" fo:color="#ff0000"/>
    </style:style>
    <style:style style:name="T35" style:family="text">
      <style:text-properties fo:font-size="14.00pt" fo:font-weight="normal" fo:font-family="Verdana" style:font-family-asian="Verdana" style:font-family-complex="Verdana" fo:background-color="transparent" fo:color="#ff0000"/>
    </style:style>
    <style:style style:name="T36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39" style:family="text">
      <style:text-properties fo:font-size="14.00pt" fo:font-weight="bold" fo:font-family="Verdana" style:font-family-asian="Verdana" style:font-family-complex="Verdana" fo:background-color="transparent" fo:color="#000000"/>
    </style:style>
    <style:style style:name="T40" style:family="text">
      <style:text-properties fo:font-size="14.00pt" fo:font-weight="normal" fo:font-family="Verdana" style:font-family-asian="Verdana" style:font-family-complex="Verdana" fo:background-color="transparent" fo:color="#ff0000"/>
    </style:style>
    <style:style style:name="T41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42" style:family="text">
      <style:text-properties fo:font-size="14.00pt" fo:font-weight="bold" fo:font-family="Verdana" style:font-family-asian="Verdana" style:font-family-complex="Verdana" fo:background-color="transparent" fo:color="#000000"/>
    </style:style>
    <style:style style:name="T43" style:family="text">
      <style:text-properties fo:font-size="14.00pt" fo:font-weight="normal" fo:font-family="Verdana" style:font-family-asian="Verdana" style:font-family-complex="Verdana" fo:background-color="transparent" fo:color="#ff0000"/>
    </style:style>
    <style:style style:name="T44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45" style:family="text">
      <style:text-properties fo:font-size="14.00pt" fo:font-weight="bold" fo:font-family="Verdana" style:font-family-asian="Verdana" style:font-family-complex="Verdana" fo:background-color="transparent" fo:color="#000000"/>
    </style:style>
    <style:style style:name="T46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47" style:family="text">
      <style:text-properties fo:font-size="14.00pt" fo:font-weight="bold" fo:font-family="Verdana" style:font-family-asian="Verdana" style:font-family-complex="Verdana" fo:background-color="transparent" fo:color="#000000"/>
    </style:style>
    <style:style style:name="T48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49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50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51" style:family="text">
      <style:text-properties fo:font-size="14.00pt" fo:font-weight="normal" fo:font-family="Verdana" style:font-family-asian="Verdana" style:font-family-complex="Verdana" fo:background-color="transparent" fo:color="#000000" fo:font-style="italic"/>
    </style:style>
    <style:style style:name="T52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53" style:family="text">
      <style:text-properties fo:font-size="14.00pt" fo:font-weight="bold" fo:font-family="Verdana" style:font-family-asian="Verdana" style:font-family-complex="Verdana" fo:background-color="transparent" fo:color="#000000"/>
    </style:style>
    <style:style style:name="T54" style:family="text">
      <style:text-properties fo:font-size="14.00pt" fo:font-weight="normal" fo:font-family="Verdana" style:font-family-asian="Verdana" style:font-family-complex="Verdana" fo:background-color="transparent" fo:color="#ff0000"/>
    </style:style>
    <style:style style:name="T55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56" style:family="text">
      <style:text-properties fo:font-size="14.00pt" fo:font-weight="normal" fo:font-family="Verdana" style:font-family-asian="Verdana" style:font-family-complex="Verdana" fo:background-color="transparent" fo:color="#000000" fo:font-style="italic"/>
    </style:style>
    <style:style style:name="T57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58" style:family="text">
      <style:text-properties fo:font-size="14.00pt" fo:font-weight="bold" fo:font-family="Verdana" style:font-family-asian="Verdana" style:font-family-complex="Verdana" fo:background-color="transparent" fo:color="#000000"/>
    </style:style>
    <style:style style:name="T59" style:family="text">
      <style:text-properties fo:font-size="14.00pt" fo:font-weight="normal" fo:font-family="Verdana" style:font-family-asian="Verdana" style:font-family-complex="Verdana" fo:background-color="transparent" fo:color="#ff0000"/>
    </style:style>
    <style:style style:name="T60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61" style:family="text">
      <style:text-properties fo:font-size="14.00pt" fo:font-weight="bold" fo:font-family="Verdana" style:font-family-asian="Verdana" style:font-family-complex="Verdana" fo:background-color="transparent" fo:color="#000000"/>
    </style:style>
    <style:style style:name="T62" style:family="text">
      <style:text-properties fo:font-size="14.00pt" fo:font-weight="normal" fo:font-family="Verdana" style:font-family-asian="Verdana" style:font-family-complex="Verdana" fo:background-color="transparent" fo:color="#ff0000"/>
    </style:style>
    <style:style style:name="T63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64" style:family="text">
      <style:text-properties fo:font-size="14.00pt" fo:font-weight="bold" fo:font-family="Verdana" style:font-family-asian="Verdana" style:font-family-complex="Verdana" fo:background-color="transparent" fo:color="#000000"/>
    </style:style>
    <style:style style:name="T65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68" style:family="text">
      <style:text-properties fo:font-size="14.00pt" fo:font-weight="bold" fo:font-family="Verdana" style:font-family-asian="Verdana" style:font-family-complex="Verdana" fo:background-color="transparent" fo:color="#000000"/>
    </style:style>
    <style:style style:name="T69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70" style:family="text">
      <style:text-properties fo:font-size="14.00pt" fo:font-weight="bold" fo:font-family="Verdana" style:font-family-asian="Verdana" style:font-family-complex="Verdana" fo:background-color="transparent" fo:color="#000000"/>
    </style:style>
    <style:style style:name="T71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72" style:family="text">
      <style:text-properties fo:font-size="14.00pt" fo:font-weight="normal" fo:font-family="Verdana" style:font-family-asian="Verdana" style:font-family-complex="Verdana" fo:background-color="transparent" fo:color="#ff0000"/>
    </style:style>
    <style:style style:name="T73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74" style:family="text">
      <style:text-properties fo:font-size="14.00pt" fo:font-weight="bold" fo:font-family="Verdana" style:font-family-asian="Verdana" style:font-family-complex="Verdana" fo:background-color="transparent" fo:color="#000000"/>
    </style:style>
    <style:style style:name="T75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76" style:family="text">
      <style:text-properties fo:font-size="14.00pt" fo:font-weight="bold" fo:font-family="Verdana" style:font-family-asian="Verdana" style:font-family-complex="Verdana" fo:background-color="transparent" fo:color="#000000"/>
    </style:style>
    <style:style style:name="T77" style:family="text">
      <style:text-properties fo:font-size="14.00pt" fo:font-weight="normal" fo:font-family="Verdana" style:font-family-asian="Verdana" style:font-family-complex="Verdana" fo:background-color="transparent" fo:color="#ff0000"/>
    </style:style>
    <style:style style:name="T78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79" style:family="text">
      <style:text-properties fo:font-size="14.00pt" fo:font-weight="bold" fo:font-family="Verdana" style:font-family-asian="Verdana" style:font-family-complex="Verdana" fo:background-color="transparent" fo:color="#000000"/>
    </style:style>
    <style:style style:name="T80" style:family="text">
      <style:text-properties fo:font-size="14.00pt" fo:font-weight="normal" fo:font-family="Verdana" style:font-family-asian="Verdana" style:font-family-complex="Verdana" fo:background-color="transparent" fo:color="#ff0000"/>
    </style:style>
    <style:style style:name="T81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82" style:family="text">
      <style:text-properties fo:font-size="14.00pt" fo:font-weight="bold" fo:font-family="Verdana" style:font-family-asian="Verdana" style:font-family-complex="Verdana" fo:background-color="transparent" fo:color="#000000"/>
    </style:style>
    <style:style style:name="T83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84" style:family="text">
      <style:text-properties fo:font-size="14.00pt" fo:font-weight="bold" fo:font-family="Verdana" style:font-family-asian="Verdana" style:font-family-complex="Verdana" fo:background-color="transparent" fo:color="#000000"/>
    </style:style>
    <style:style style:name="T85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86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87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88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89" style:family="text">
      <style:text-properties fo:font-size="14.00pt" fo:font-weight="normal" fo:font-family="Verdana" style:font-family-asian="Verdana" style:font-family-complex="Verdana" fo:background-color="transparent" fo:color="#ff0000"/>
    </style:style>
    <style:style style:name="T90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91" style:family="text">
      <style:text-properties fo:font-size="14.00pt" fo:font-weight="bold" fo:font-family="Verdana" style:font-family-asian="Verdana" style:font-family-complex="Verdana" fo:background-color="transparent" fo:color="#000000"/>
    </style:style>
    <style:style style:name="T92" style:family="text">
      <style:text-properties fo:font-size="14.00pt" fo:font-weight="normal" fo:font-family="Verdana" style:font-family-asian="Verdana" style:font-family-complex="Verdana" fo:background-color="transparent" fo:color="#ff0000"/>
    </style:style>
    <style:style style:name="T93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94" style:family="text">
      <style:text-properties fo:font-size="14.00pt" fo:font-weight="bold" fo:font-family="Verdana" style:font-family-asian="Verdana" style:font-family-complex="Verdana" fo:background-color="transparent" fo:color="#000000"/>
    </style:style>
    <style:style style:name="T95" style:family="text">
      <style:text-properties fo:font-size="14.00pt" fo:font-weight="normal" fo:font-family="Verdana" style:font-family-asian="Verdana" style:font-family-complex="Verdana" fo:background-color="transparent" fo:color="#ff0000"/>
    </style:style>
    <style:style style:name="T96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97" style:family="text">
      <style:text-properties fo:font-size="14.00pt" fo:font-weight="bold" fo:font-family="Verdana" style:font-family-asian="Verdana" style:font-family-complex="Verdana" fo:background-color="transparent" fo:color="#000000"/>
    </style:style>
    <style:style style:name="T98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Übungsaufgaben aus der Praxis<text:s/></text:span><text:span text:style-name="T2">–</text:span><text:span text:style-name="T3"><text:s/>Teil 7<text:line-break/></text:span></text:p>
      <text:p text:style-name="P1"><text:span text:style-name="T4">1. Welche Bedeutung hat die Variable $HISTSIZE?<text:line-break/><text:line-break/></text:span><text:span text:style-name="T5">Beinhaltet Anzahl max. gespeicherter, ausgeführter Kommandos</text:span><text:span text:style-name="T6"><text:line-break/><text:line-break/></text:span><text:span text:style-name="T7">2. Welche Bedeutung hat die Variable $PS1<text:line-break/><text:line-break/></text:span><text:span text:style-name="T8">In ihr wird der Prompt gespeichert.</text:span><text:span text:style-name="T9"><text:line-break/><text:line-break/>3. Welche Bedeutung hat die Variable '$?' ?<text:line-break/><text:line-break/></text:span><text:span text:style-name="T10">Errorlvl des letzten Programms/Befehls</text:span><text:span text:style-name="T11"/></text:p>
      <text:p text:style-name="P1"><text:span text:style-name="T12"/></text:p>
      <text:p text:style-name="P1"><text:span text:style-name="T13">4. Welche Datei liest der Befehl history?</text:span><text:span text:style-name="T14"><text:line-break/><text:line-break/></text:span><text:span text:style-name="T15">.bash_history</text:span><text:span text:style-name="T16"><text:line-break/><text:line-break/></text:span><text:span text:style-name="T17">5. PATH gibt an, wo im Dateisystem ausführbare Programme gesucht werden sollen. Wie lassen Sie sich die Variable PATH anzeigen?</text:span><text:span text:style-name="T18"><text:line-break/><text:line-break/></text:span><text:span text:style-name="T19">set, echo $PATH</text:span><text:span text:style-name="T20"><text:line-break/><text:line-break/></text:span><text:span text:style-name="T21">6. Mit welchen Zeichen können Sie beispielsweise ein Leerzeichen maskieren (escapen)?</text:span><text:span text:style-name="T22"><text:line-break/><text:line-break/></text:span><text:span text:style-name="T23">\</text:span><text:span text:style-name="T24"><text:line-break/><text:line-break/></text:span><text:span text:style-name="T25">7. Woher weiß Linux wo sich die Manpages befinden?</text:span></text:p>
      <text:p text:style-name="P1"><text:span text:style-name="T26"><text:line-break/></text:span><text:span text:style-name="T27">Wert in manpath</text:span><text:span text:style-name="T28"><text:line-break/></text:span></text:p>
      <text:p text:style-name="P1"><text:span text:style-name="T29">8. Wie können Sie mit dem Befehl<text:s/></text:span><text:span text:style-name="T30">man</text:span><text:span text:style-name="T31"><text:s/>nach einem Schlüsselwort suchen?<text:line-break/></text:span><text:span text:style-name="T32"><text:line-break/></text:span><text:span text:style-name="T33">man -k WORT<text:s/></text:span><text:span text:style-name="T34"><text:line-break/></text:span><text:span text:style-name="T35"><text:line-break/></text:span><text:span text:style-name="T36">9. Bei einigen Programmen gibt es mehr als eine Manpage.</text:span></text:p>
      <text:p text:style-name="P1"><draw:frame text:anchor-type="as-char" svg:width="100.54mm" svg:height="62.44mm" style:rel-width="scale" style:rel-height="scale"><draw:object-ole xlink:href="OleObj1"/><draw:image xlink:href="ObjectReplacements/OleObj1"/></draw:frame><text:span text:style-name="T37"/></text:p>
      <text:p text:style-name="P1"><text:span text:style-name="T38">Wie rufen Sie Beispielsweise zu crontab das Thema 5 auf?<text:line-break/></text:span></text:p>
      <text:p text:style-name="P1"><text:span text:style-name="T39">man crontab 5</text:span><text:span text:style-name="T40"><text:line-break/><text:line-break/></text:span><text:span text:style-name="T41">10. Was ist immer das 1. Zeichen bei einem absoluten Pfad?<text:line-break/><text:line-break/></text:span><text:span text:style-name="T42">/</text:span><text:span text:style-name="T43"><text:line-break/></text:span><text:span text:style-name="T44"><text:line-break/>11. Was macht der Befehl rm -R ~/Dokumente<text:line-break/><text:line-break/></text:span><text:span text:style-name="T45">Alles unter Dokumente wird rekursiv gelöscht (inkl. des Ordners).<text:line-break/></text:span><text:span text:style-name="T46"><text:line-break/>12. Wie können Sie mit dem Befehl rmdir ein Verzeichnis löschen, in dem sich noch Dateien befinden?<text:line-break/><text:line-break/></text:span><text:span text:style-name="T47">-f</text:span><text:span text:style-name="T48"><text:line-break/><text:line-break/>13. Sie benutzen den Befehl tar. Welcher Schalter muss, falls er verwendet wird, als letzter benutzt werden? <text:line-break/><text:line-break/></text:span><text:span text:style-name="T49">f</text:span><text:span text:style-name="T50"><text:line-break/></text:span></text:p>
      <text:p text:style-name="P1"><text:span text:style-name="T50">14. Was bedeutet beim Programm<text:s/></text:span><text:span text:style-name="T51">dd</text:span><text:span text:style-name="T52"><text:s/>das if=<text:line-break/><text:line-break/></text:span><text:span text:style-name="T53">inputfile</text:span><text:span text:style-name="T54"><text:line-break/></text:span><text:span text:style-name="T55"><text:line-break/>15. Was bedeutet beim Programm<text:s/></text:span><text:span text:style-name="T56">dd</text:span><text:span text:style-name="T57"><text:s/>das of=<text:line-break/><text:line-break/></text:span><text:span text:style-name="T58">outputfile</text:span><text:span text:style-name="T59"><text:line-break/></text:span><text:span text:style-name="T60"><text:line-break/>16. Wie erstellen Sie mit dd eine Sicherheitskopie von sda auf sdb?<text:line-break/><text:line-break/></text:span><text:span text:style-name="T61">dd if=sda of=sdb</text:span><text:span text:style-name="T62"><text:line-break/><text:line-break/></text:span><text:span text:style-name="T63">17. Wie stellen Sie nach einem Festplattenausfall mit dd den alten Zustand wieder her?<text:line-break/><text:line-break/></text:span><text:span text:style-name="T64">dd if=sdb of=sda</text:span><text:span text:style-name="T65"/></text:p>
      <text:p text:style-name="P1"><text:span text:style-name="T66"/></text:p>
      <text:p text:style-name="P1"><text:span text:style-name="T67">18. Was macht der Befehl tee?<text:line-break/><text:line-break/></text:span><text:span text:style-name="T68">Schreibt Terminalausgabe in eine Datei</text:span><text:span text:style-name="T69"/></text:p>
      <text:p text:style-name="P1"><text:span text:style-name="T69"><text:line-break/>19. Welches Zeichen nutzen Sie, damit ein Programm im Hintergrund ausgeführt wird?<text:line-break/><text:line-break/></text:span><text:span text:style-name="T70">&amp;</text:span><text:span text:style-name="T71"/></text:p>
      <text:p text:style-name="P1"><text:span text:style-name="T72"><text:line-break/></text:span><text:span text:style-name="T73">20. Wie können Sie sich nur die Prozesse der Nutzerin Heike ansehen?<text:line-break/><text:line-break/></text:span><text:span text:style-name="T74">ps -u heike<text:line-break/></text:span><text:span text:style-name="T75"><text:line-break/>21. Wozu dient der Befehl pstree?<text:line-break/><text:line-break/></text:span><text:span text:style-name="T76">Zeigt einen Prozessbaum mit Unterprozessen.</text:span><text:span text:style-name="T77"><text:line-break/></text:span><text:span text:style-name="T78"><text:line-break/>22. Was macht der Befehl watch?<text:line-break/><text:line-break/></text:span><text:span text:style-name="T79">Periodische Ausgabe eines beobachteten Befehls/Prozesses.</text:span><text:span text:style-name="T80"><text:line-break/></text:span><text:span text:style-name="T81"><text:line-break/>23. Was ist der Unterschied zwischen dem Befehl kill und killall?<text:line-break/><text:line-break/></text:span><text:span text:style-name="T82">Es werden zb alle Firefox-Instanzen geschlossen, nicht nur eine bestimmte</text:span><text:span text:style-name="T83"><text:line-break/><text:line-break/>24. Mit welchem Befehl holen Sie einen job aus dem Hintergrund zurück?<text:line-break/><text:line-break/></text:span><text:span text:style-name="T84">fg %JOBNR</text:span><text:span text:style-name="T85"><text:line-break/><text:line-break/>25. Was macht der Schalter -v beim Befehl grep?</text:span><text:span text:style-name="T86"><text:line-break/><text:line-break/></text:span><text:span text:style-name="T87">Invertiert die Ausgabe.</text:span><text:span text:style-name="T88"/></text:p>
      <text:p text:style-name="P1"><text:span text:style-name="T89"><text:line-break/></text:span><text:span text:style-name="T90">26. Welche Funktion hat das A im vi wenn Sie sich im Kommandomodus befinden?<text:line-break/><text:line-break/></text:span><text:span text:style-name="T91">Einfügen am Zeilenende.</text:span><text:span text:style-name="T92"><text:line-break/></text:span></text:p>
      <text:p text:style-name="P1"><text:span text:style-name="T93">27. Wie können Sie im vi den Cursor an den Anfang der Datei bewegen?<text:line-break/><text:line-break/></text:span><text:span text:style-name="T94">1G bzw Pos1</text:span><text:span text:style-name="T95"><text:line-break/><text:line-break/></text:span><text:span text:style-name="T96">28. Was macht D beim vi?<text:line-break/><text:line-break/></text:span><text:span text:style-name="T97">Zeile ab Cursor löschen.</text:span><text:span text:style-name="T98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